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4p3" table:style-name="ta1">
        <table:shapes>
          <draw:frame draw:z-index="0" draw:style-name="gr1" draw:text-style-name="P1" svg:width="16.011cm" svg:height="8.995cm" svg:x="7.213cm" svg:y="1.897cm">
            <draw:object draw:notify-on-update-of-ranges="exp4p3.B1:exp4p3.B1 exp4p3.B2:exp4p3.B12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57301" calcext:value-type="float">
            <text:p>16935303573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57401" calcext:value-type="float">
            <text:p>16935303574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57501" calcext:value-type="float">
            <text:p>16935303575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1" calcext:value-type="float">
            <text:p>7,21</text:p>
          </table:table-cell>
          <table:table-cell office:value-type="float" office:value="1693530357601" calcext:value-type="float">
            <text:p>16935303576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357701" calcext:value-type="float">
            <text:p>16935303577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57802" calcext:value-type="float">
            <text:p>1693530357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357901" calcext:value-type="float">
            <text:p>16935303579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58001" calcext:value-type="float">
            <text:p>16935303580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30358101" calcext:value-type="float">
            <text:p>16935303581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58201" calcext:value-type="float">
            <text:p>16935303582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358301" calcext:value-type="float">
            <text:p>16935303583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58401" calcext:value-type="float">
            <text:p>16935303584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58501" calcext:value-type="float">
            <text:p>16935303585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58601" calcext:value-type="float">
            <text:p>16935303586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358701" calcext:value-type="float">
            <text:p>16935303587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58801" calcext:value-type="float">
            <text:p>16935303588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58901" calcext:value-type="float">
            <text:p>16935303589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30359001" calcext:value-type="float">
            <text:p>16935303590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59101" calcext:value-type="float">
            <text:p>16935303591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59201" calcext:value-type="float">
            <text:p>16935303592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59301" calcext:value-type="float">
            <text:p>16935303593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59402" calcext:value-type="float">
            <text:p>1693530359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30359501" calcext:value-type="float">
            <text:p>16935303595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59601" calcext:value-type="float">
            <text:p>16935303596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59701" calcext:value-type="float">
            <text:p>16935303597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30359801" calcext:value-type="float">
            <text:p>16935303598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59901" calcext:value-type="float">
            <text:p>16935303599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60001" calcext:value-type="float">
            <text:p>16935303600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60101" calcext:value-type="float">
            <text:p>16935303601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360201" calcext:value-type="float">
            <text:p>16935303602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360301" calcext:value-type="float">
            <text:p>16935303603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60401" calcext:value-type="float">
            <text:p>16935303604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60501" calcext:value-type="float">
            <text:p>16935303605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60601" calcext:value-type="float">
            <text:p>16935303606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60701" calcext:value-type="float">
            <text:p>16935303607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60801" calcext:value-type="float">
            <text:p>16935303608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60901" calcext:value-type="float">
            <text:p>16935303609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9" calcext:value-type="float">
            <text:p>7,09</text:p>
          </table:table-cell>
          <table:table-cell office:value-type="float" office:value="1693530361001" calcext:value-type="float">
            <text:p>16935303610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30361101" calcext:value-type="float">
            <text:p>16935303611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30361201" calcext:value-type="float">
            <text:p>16935303612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61301" calcext:value-type="float">
            <text:p>16935303613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61401" calcext:value-type="float">
            <text:p>16935303614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79" calcext:value-type="float">
            <text:p>6,79</text:p>
          </table:table-cell>
          <table:table-cell office:value-type="float" office:value="1693530361501" calcext:value-type="float">
            <text:p>16935303615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30361601" calcext:value-type="float">
            <text:p>16935303616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361701" calcext:value-type="float">
            <text:p>16935303617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61801" calcext:value-type="float">
            <text:p>16935303618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361901" calcext:value-type="float">
            <text:p>16935303619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5" calcext:value-type="float">
            <text:p>6,85</text:p>
          </table:table-cell>
          <table:table-cell office:value-type="float" office:value="1693530362001" calcext:value-type="float">
            <text:p>16935303620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362101" calcext:value-type="float">
            <text:p>16935303621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62201" calcext:value-type="float">
            <text:p>1693530362201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62302" calcext:value-type="float">
            <text:p>1693530362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62402" calcext:value-type="float">
            <text:p>1693530362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62502" calcext:value-type="float">
            <text:p>1693530362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62602" calcext:value-type="float">
            <text:p>1693530362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62702" calcext:value-type="float">
            <text:p>1693530362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62802" calcext:value-type="float">
            <text:p>1693530362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62902" calcext:value-type="float">
            <text:p>1693530362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63002" calcext:value-type="float">
            <text:p>1693530363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63102" calcext:value-type="float">
            <text:p>1693530363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63202" calcext:value-type="float">
            <text:p>1693530363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30363302" calcext:value-type="float">
            <text:p>1693530363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63402" calcext:value-type="float">
            <text:p>1693530363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363502" calcext:value-type="float">
            <text:p>1693530363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30363602" calcext:value-type="float">
            <text:p>1693530363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363702" calcext:value-type="float">
            <text:p>1693530363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30363802" calcext:value-type="float">
            <text:p>1693530363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63902" calcext:value-type="float">
            <text:p>1693530363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364002" calcext:value-type="float">
            <text:p>1693530364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30364102" calcext:value-type="float">
            <text:p>1693530364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64202" calcext:value-type="float">
            <text:p>1693530364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64302" calcext:value-type="float">
            <text:p>1693530364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64402" calcext:value-type="float">
            <text:p>1693530364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64502" calcext:value-type="float">
            <text:p>1693530364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64602" calcext:value-type="float">
            <text:p>1693530364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64702" calcext:value-type="float">
            <text:p>1693530364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64802" calcext:value-type="float">
            <text:p>1693530364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64902" calcext:value-type="float">
            <text:p>1693530364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65002" calcext:value-type="float">
            <text:p>1693530365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30365102" calcext:value-type="float">
            <text:p>1693530365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6" calcext:value-type="float">
            <text:p>7,06</text:p>
          </table:table-cell>
          <table:table-cell office:value-type="float" office:value="1693530365202" calcext:value-type="float">
            <text:p>1693530365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365302" calcext:value-type="float">
            <text:p>1693530365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65402" calcext:value-type="float">
            <text:p>1693530365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65502" calcext:value-type="float">
            <text:p>1693530365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65602" calcext:value-type="float">
            <text:p>1693530365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65702" calcext:value-type="float">
            <text:p>1693530365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65802" calcext:value-type="float">
            <text:p>1693530365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65902" calcext:value-type="float">
            <text:p>1693530365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66002" calcext:value-type="float">
            <text:p>1693530366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30366102" calcext:value-type="float">
            <text:p>1693530366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30366202" calcext:value-type="float">
            <text:p>1693530366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66302" calcext:value-type="float">
            <text:p>1693530366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30366402" calcext:value-type="float">
            <text:p>1693530366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7" calcext:value-type="float">
            <text:p>7,07</text:p>
          </table:table-cell>
          <table:table-cell office:value-type="float" office:value="1693530366502" calcext:value-type="float">
            <text:p>1693530366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66602" calcext:value-type="float">
            <text:p>1693530366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3" calcext:value-type="float">
            <text:p>7,23</text:p>
          </table:table-cell>
          <table:table-cell office:value-type="float" office:value="1693530366702" calcext:value-type="float">
            <text:p>1693530366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66802" calcext:value-type="float">
            <text:p>1693530366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30366902" calcext:value-type="float">
            <text:p>1693530366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67002" calcext:value-type="float">
            <text:p>1693530367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367102" calcext:value-type="float">
            <text:p>1693530367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67202" calcext:value-type="float">
            <text:p>1693530367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67302" calcext:value-type="float">
            <text:p>1693530367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67402" calcext:value-type="float">
            <text:p>1693530367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5" calcext:value-type="float">
            <text:p>6,85</text:p>
          </table:table-cell>
          <table:table-cell office:value-type="float" office:value="1693530367502" calcext:value-type="float">
            <text:p>1693530367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67602" calcext:value-type="float">
            <text:p>1693530367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67702" calcext:value-type="float">
            <text:p>1693530367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67802" calcext:value-type="float">
            <text:p>1693530367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67902" calcext:value-type="float">
            <text:p>1693530367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68002" calcext:value-type="float">
            <text:p>1693530368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68102" calcext:value-type="float">
            <text:p>1693530368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368202" calcext:value-type="float">
            <text:p>1693530368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68302" calcext:value-type="float">
            <text:p>1693530368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68402" calcext:value-type="float">
            <text:p>1693530368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68502" calcext:value-type="float">
            <text:p>1693530368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68602" calcext:value-type="float">
            <text:p>1693530368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68702" calcext:value-type="float">
            <text:p>1693530368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368802" calcext:value-type="float">
            <text:p>1693530368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68902" calcext:value-type="float">
            <text:p>1693530368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69002" calcext:value-type="float">
            <text:p>1693530369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69102" calcext:value-type="float">
            <text:p>1693530369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69202" calcext:value-type="float">
            <text:p>1693530369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69302" calcext:value-type="float">
            <text:p>1693530369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69402" calcext:value-type="float">
            <text:p>1693530369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69502" calcext:value-type="float">
            <text:p>1693530369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69602" calcext:value-type="float">
            <text:p>1693530369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69702" calcext:value-type="float">
            <text:p>1693530369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69802" calcext:value-type="float">
            <text:p>1693530369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69902" calcext:value-type="float">
            <text:p>1693530369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70002" calcext:value-type="float">
            <text:p>1693530370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70102" calcext:value-type="float">
            <text:p>1693530370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70202" calcext:value-type="float">
            <text:p>1693530370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70302" calcext:value-type="float">
            <text:p>1693530370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70402" calcext:value-type="float">
            <text:p>1693530370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70502" calcext:value-type="float">
            <text:p>1693530370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70602" calcext:value-type="float">
            <text:p>1693530370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370702" calcext:value-type="float">
            <text:p>1693530370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70802" calcext:value-type="float">
            <text:p>1693530370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370902" calcext:value-type="float">
            <text:p>1693530370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71002" calcext:value-type="float">
            <text:p>1693530371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71102" calcext:value-type="float">
            <text:p>1693530371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71202" calcext:value-type="float">
            <text:p>1693530371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71302" calcext:value-type="float">
            <text:p>1693530371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71402" calcext:value-type="float">
            <text:p>1693530371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71502" calcext:value-type="float">
            <text:p>1693530371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71602" calcext:value-type="float">
            <text:p>1693530371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71702" calcext:value-type="float">
            <text:p>1693530371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71802" calcext:value-type="float">
            <text:p>1693530371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71902" calcext:value-type="float">
            <text:p>1693530371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72002" calcext:value-type="float">
            <text:p>1693530372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72102" calcext:value-type="float">
            <text:p>1693530372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72202" calcext:value-type="float">
            <text:p>1693530372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372302" calcext:value-type="float">
            <text:p>1693530372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72402" calcext:value-type="float">
            <text:p>1693530372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72502" calcext:value-type="float">
            <text:p>1693530372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72602" calcext:value-type="float">
            <text:p>1693530372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72702" calcext:value-type="float">
            <text:p>1693530372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72802" calcext:value-type="float">
            <text:p>1693530372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72902" calcext:value-type="float">
            <text:p>1693530372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73002" calcext:value-type="float">
            <text:p>1693530373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373102" calcext:value-type="float">
            <text:p>1693530373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73202" calcext:value-type="float">
            <text:p>1693530373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73302" calcext:value-type="float">
            <text:p>1693530373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73402" calcext:value-type="float">
            <text:p>1693530373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73502" calcext:value-type="float">
            <text:p>1693530373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73602" calcext:value-type="float">
            <text:p>1693530373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73702" calcext:value-type="float">
            <text:p>1693530373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73802" calcext:value-type="float">
            <text:p>1693530373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73902" calcext:value-type="float">
            <text:p>1693530373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74002" calcext:value-type="float">
            <text:p>1693530374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74102" calcext:value-type="float">
            <text:p>1693530374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74202" calcext:value-type="float">
            <text:p>1693530374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74302" calcext:value-type="float">
            <text:p>1693530374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74402" calcext:value-type="float">
            <text:p>1693530374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74502" calcext:value-type="float">
            <text:p>1693530374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74602" calcext:value-type="float">
            <text:p>1693530374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74702" calcext:value-type="float">
            <text:p>1693530374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74802" calcext:value-type="float">
            <text:p>1693530374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74902" calcext:value-type="float">
            <text:p>1693530374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75002" calcext:value-type="float">
            <text:p>1693530375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75102" calcext:value-type="float">
            <text:p>1693530375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75202" calcext:value-type="float">
            <text:p>1693530375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75302" calcext:value-type="float">
            <text:p>1693530375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75402" calcext:value-type="float">
            <text:p>1693530375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75502" calcext:value-type="float">
            <text:p>1693530375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75602" calcext:value-type="float">
            <text:p>1693530375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75702" calcext:value-type="float">
            <text:p>1693530375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375802" calcext:value-type="float">
            <text:p>1693530375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75902" calcext:value-type="float">
            <text:p>1693530375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76002" calcext:value-type="float">
            <text:p>1693530376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76102" calcext:value-type="float">
            <text:p>1693530376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76202" calcext:value-type="float">
            <text:p>1693530376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76302" calcext:value-type="float">
            <text:p>1693530376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76402" calcext:value-type="float">
            <text:p>1693530376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376502" calcext:value-type="float">
            <text:p>1693530376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76602" calcext:value-type="float">
            <text:p>1693530376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76702" calcext:value-type="float">
            <text:p>1693530376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76802" calcext:value-type="float">
            <text:p>1693530376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76902" calcext:value-type="float">
            <text:p>1693530376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77002" calcext:value-type="float">
            <text:p>1693530377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377102" calcext:value-type="float">
            <text:p>1693530377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77202" calcext:value-type="float">
            <text:p>1693530377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77302" calcext:value-type="float">
            <text:p>1693530377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77402" calcext:value-type="float">
            <text:p>1693530377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77502" calcext:value-type="float">
            <text:p>1693530377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77602" calcext:value-type="float">
            <text:p>1693530377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77702" calcext:value-type="float">
            <text:p>1693530377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77802" calcext:value-type="float">
            <text:p>1693530377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77902" calcext:value-type="float">
            <text:p>1693530377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78002" calcext:value-type="float">
            <text:p>1693530378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78102" calcext:value-type="float">
            <text:p>1693530378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78202" calcext:value-type="float">
            <text:p>1693530378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78302" calcext:value-type="float">
            <text:p>1693530378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78402" calcext:value-type="float">
            <text:p>1693530378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78502" calcext:value-type="float">
            <text:p>1693530378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78602" calcext:value-type="float">
            <text:p>1693530378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78702" calcext:value-type="float">
            <text:p>1693530378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78802" calcext:value-type="float">
            <text:p>1693530378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78902" calcext:value-type="float">
            <text:p>1693530378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79002" calcext:value-type="float">
            <text:p>1693530379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79102" calcext:value-type="float">
            <text:p>1693530379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79202" calcext:value-type="float">
            <text:p>1693530379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79302" calcext:value-type="float">
            <text:p>1693530379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79402" calcext:value-type="float">
            <text:p>1693530379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79502" calcext:value-type="float">
            <text:p>1693530379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79602" calcext:value-type="float">
            <text:p>1693530379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79702" calcext:value-type="float">
            <text:p>1693530379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79802" calcext:value-type="float">
            <text:p>1693530379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79902" calcext:value-type="float">
            <text:p>1693530379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80002" calcext:value-type="float">
            <text:p>1693530380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80102" calcext:value-type="float">
            <text:p>1693530380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80202" calcext:value-type="float">
            <text:p>1693530380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80302" calcext:value-type="float">
            <text:p>1693530380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80402" calcext:value-type="float">
            <text:p>1693530380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80502" calcext:value-type="float">
            <text:p>1693530380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80602" calcext:value-type="float">
            <text:p>1693530380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80702" calcext:value-type="float">
            <text:p>1693530380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80802" calcext:value-type="float">
            <text:p>1693530380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80902" calcext:value-type="float">
            <text:p>1693530380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81002" calcext:value-type="float">
            <text:p>1693530381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81102" calcext:value-type="float">
            <text:p>1693530381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81202" calcext:value-type="float">
            <text:p>1693530381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81302" calcext:value-type="float">
            <text:p>1693530381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81402" calcext:value-type="float">
            <text:p>1693530381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81502" calcext:value-type="float">
            <text:p>1693530381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81602" calcext:value-type="float">
            <text:p>1693530381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81702" calcext:value-type="float">
            <text:p>1693530381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81802" calcext:value-type="float">
            <text:p>1693530381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81902" calcext:value-type="float">
            <text:p>1693530381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382002" calcext:value-type="float">
            <text:p>1693530382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82102" calcext:value-type="float">
            <text:p>1693530382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82204" calcext:value-type="float">
            <text:p>169353038220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82302" calcext:value-type="float">
            <text:p>1693530382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82402" calcext:value-type="float">
            <text:p>1693530382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82502" calcext:value-type="float">
            <text:p>1693530382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82602" calcext:value-type="float">
            <text:p>1693530382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82702" calcext:value-type="float">
            <text:p>1693530382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82802" calcext:value-type="float">
            <text:p>1693530382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82902" calcext:value-type="float">
            <text:p>1693530382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83002" calcext:value-type="float">
            <text:p>1693530383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83102" calcext:value-type="float">
            <text:p>1693530383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83202" calcext:value-type="float">
            <text:p>1693530383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83302" calcext:value-type="float">
            <text:p>1693530383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83402" calcext:value-type="float">
            <text:p>1693530383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83502" calcext:value-type="float">
            <text:p>1693530383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83602" calcext:value-type="float">
            <text:p>1693530383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83702" calcext:value-type="float">
            <text:p>1693530383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83802" calcext:value-type="float">
            <text:p>1693530383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83902" calcext:value-type="float">
            <text:p>1693530383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84002" calcext:value-type="float">
            <text:p>1693530384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84102" calcext:value-type="float">
            <text:p>1693530384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84202" calcext:value-type="float">
            <text:p>1693530384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84302" calcext:value-type="float">
            <text:p>1693530384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84402" calcext:value-type="float">
            <text:p>1693530384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84502" calcext:value-type="float">
            <text:p>1693530384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84602" calcext:value-type="float">
            <text:p>1693530384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84702" calcext:value-type="float">
            <text:p>1693530384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84802" calcext:value-type="float">
            <text:p>1693530384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84902" calcext:value-type="float">
            <text:p>1693530384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85002" calcext:value-type="float">
            <text:p>1693530385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85102" calcext:value-type="float">
            <text:p>1693530385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85202" calcext:value-type="float">
            <text:p>1693530385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385302" calcext:value-type="float">
            <text:p>1693530385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85402" calcext:value-type="float">
            <text:p>1693530385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85502" calcext:value-type="float">
            <text:p>1693530385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85602" calcext:value-type="float">
            <text:p>1693530385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85702" calcext:value-type="float">
            <text:p>1693530385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85802" calcext:value-type="float">
            <text:p>1693530385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85902" calcext:value-type="float">
            <text:p>1693530385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86002" calcext:value-type="float">
            <text:p>1693530386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86102" calcext:value-type="float">
            <text:p>1693530386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386202" calcext:value-type="float">
            <text:p>1693530386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86302" calcext:value-type="float">
            <text:p>1693530386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86402" calcext:value-type="float">
            <text:p>1693530386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86502" calcext:value-type="float">
            <text:p>1693530386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86602" calcext:value-type="float">
            <text:p>1693530386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86702" calcext:value-type="float">
            <text:p>1693530386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86802" calcext:value-type="float">
            <text:p>1693530386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30386902" calcext:value-type="float">
            <text:p>1693530386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387002" calcext:value-type="float">
            <text:p>1693530387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87102" calcext:value-type="float">
            <text:p>1693530387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87202" calcext:value-type="float">
            <text:p>1693530387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87302" calcext:value-type="float">
            <text:p>1693530387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87402" calcext:value-type="float">
            <text:p>1693530387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387502" calcext:value-type="float">
            <text:p>1693530387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87602" calcext:value-type="float">
            <text:p>1693530387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87702" calcext:value-type="float">
            <text:p>1693530387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87802" calcext:value-type="float">
            <text:p>1693530387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87902" calcext:value-type="float">
            <text:p>1693530387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88002" calcext:value-type="float">
            <text:p>1693530388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88102" calcext:value-type="float">
            <text:p>1693530388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88202" calcext:value-type="float">
            <text:p>1693530388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88302" calcext:value-type="float">
            <text:p>1693530388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88402" calcext:value-type="float">
            <text:p>1693530388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88502" calcext:value-type="float">
            <text:p>1693530388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88602" calcext:value-type="float">
            <text:p>1693530388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388702" calcext:value-type="float">
            <text:p>1693530388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88802" calcext:value-type="float">
            <text:p>1693530388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88902" calcext:value-type="float">
            <text:p>1693530388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89002" calcext:value-type="float">
            <text:p>1693530389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89102" calcext:value-type="float">
            <text:p>1693530389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89202" calcext:value-type="float">
            <text:p>1693530389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89302" calcext:value-type="float">
            <text:p>1693530389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89402" calcext:value-type="float">
            <text:p>1693530389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389502" calcext:value-type="float">
            <text:p>1693530389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89602" calcext:value-type="float">
            <text:p>1693530389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89702" calcext:value-type="float">
            <text:p>1693530389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89802" calcext:value-type="float">
            <text:p>1693530389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89902" calcext:value-type="float">
            <text:p>1693530389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90002" calcext:value-type="float">
            <text:p>1693530390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90102" calcext:value-type="float">
            <text:p>1693530390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90202" calcext:value-type="float">
            <text:p>1693530390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90302" calcext:value-type="float">
            <text:p>1693530390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390402" calcext:value-type="float">
            <text:p>1693530390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0502" calcext:value-type="float">
            <text:p>1693530390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90602" calcext:value-type="float">
            <text:p>1693530390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90702" calcext:value-type="float">
            <text:p>1693530390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90802" calcext:value-type="float">
            <text:p>1693530390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0902" calcext:value-type="float">
            <text:p>1693530390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91002" calcext:value-type="float">
            <text:p>1693530391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91102" calcext:value-type="float">
            <text:p>1693530391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91202" calcext:value-type="float">
            <text:p>1693530391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91302" calcext:value-type="float">
            <text:p>1693530391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1402" calcext:value-type="float">
            <text:p>1693530391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91502" calcext:value-type="float">
            <text:p>1693530391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91602" calcext:value-type="float">
            <text:p>1693530391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1702" calcext:value-type="float">
            <text:p>1693530391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1802" calcext:value-type="float">
            <text:p>1693530391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91902" calcext:value-type="float">
            <text:p>1693530391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392002" calcext:value-type="float">
            <text:p>1693530392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92102" calcext:value-type="float">
            <text:p>1693530392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92202" calcext:value-type="float">
            <text:p>1693530392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92302" calcext:value-type="float">
            <text:p>1693530392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2402" calcext:value-type="float">
            <text:p>1693530392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92502" calcext:value-type="float">
            <text:p>1693530392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92602" calcext:value-type="float">
            <text:p>1693530392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92702" calcext:value-type="float">
            <text:p>1693530392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2802" calcext:value-type="float">
            <text:p>1693530392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92902" calcext:value-type="float">
            <text:p>1693530392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93002" calcext:value-type="float">
            <text:p>1693530393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93102" calcext:value-type="float">
            <text:p>1693530393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3202" calcext:value-type="float">
            <text:p>1693530393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93302" calcext:value-type="float">
            <text:p>1693530393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3402" calcext:value-type="float">
            <text:p>1693530393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93502" calcext:value-type="float">
            <text:p>1693530393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93602" calcext:value-type="float">
            <text:p>1693530393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93702" calcext:value-type="float">
            <text:p>1693530393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93802" calcext:value-type="float">
            <text:p>1693530393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93902" calcext:value-type="float">
            <text:p>1693530393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4002" calcext:value-type="float">
            <text:p>1693530394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94102" calcext:value-type="float">
            <text:p>1693530394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94202" calcext:value-type="float">
            <text:p>1693530394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94302" calcext:value-type="float">
            <text:p>1693530394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94402" calcext:value-type="float">
            <text:p>1693530394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4502" calcext:value-type="float">
            <text:p>1693530394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94602" calcext:value-type="float">
            <text:p>1693530394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94702" calcext:value-type="float">
            <text:p>1693530394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394802" calcext:value-type="float">
            <text:p>1693530394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94902" calcext:value-type="float">
            <text:p>1693530394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5002" calcext:value-type="float">
            <text:p>1693530395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30395102" calcext:value-type="float">
            <text:p>1693530395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95202" calcext:value-type="float">
            <text:p>1693530395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95302" calcext:value-type="float">
            <text:p>1693530395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95402" calcext:value-type="float">
            <text:p>1693530395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95502" calcext:value-type="float">
            <text:p>1693530395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95602" calcext:value-type="float">
            <text:p>1693530395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95702" calcext:value-type="float">
            <text:p>1693530395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95802" calcext:value-type="float">
            <text:p>1693530395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95902" calcext:value-type="float">
            <text:p>1693530395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96002" calcext:value-type="float">
            <text:p>1693530396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96102" calcext:value-type="float">
            <text:p>1693530396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396202" calcext:value-type="float">
            <text:p>1693530396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96302" calcext:value-type="float">
            <text:p>1693530396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96402" calcext:value-type="float">
            <text:p>1693530396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96502" calcext:value-type="float">
            <text:p>1693530396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6602" calcext:value-type="float">
            <text:p>1693530396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96702" calcext:value-type="float">
            <text:p>1693530396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6802" calcext:value-type="float">
            <text:p>1693530396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96902" calcext:value-type="float">
            <text:p>1693530396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97002" calcext:value-type="float">
            <text:p>1693530397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97102" calcext:value-type="float">
            <text:p>1693530397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97203" calcext:value-type="float">
            <text:p>1693530397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97302" calcext:value-type="float">
            <text:p>1693530397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397402" calcext:value-type="float">
            <text:p>1693530397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97502" calcext:value-type="float">
            <text:p>1693530397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97602" calcext:value-type="float">
            <text:p>1693530397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97702" calcext:value-type="float">
            <text:p>1693530397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397802" calcext:value-type="float">
            <text:p>1693530397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97902" calcext:value-type="float">
            <text:p>1693530397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98002" calcext:value-type="float">
            <text:p>1693530398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98102" calcext:value-type="float">
            <text:p>1693530398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8202" calcext:value-type="float">
            <text:p>1693530398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8302" calcext:value-type="float">
            <text:p>1693530398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398402" calcext:value-type="float">
            <text:p>1693530398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8502" calcext:value-type="float">
            <text:p>1693530398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98602" calcext:value-type="float">
            <text:p>1693530398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98702" calcext:value-type="float">
            <text:p>1693530398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98802" calcext:value-type="float">
            <text:p>1693530398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398902" calcext:value-type="float">
            <text:p>1693530398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399002" calcext:value-type="float">
            <text:p>1693530399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99102" calcext:value-type="float">
            <text:p>1693530399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399202" calcext:value-type="float">
            <text:p>1693530399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99302" calcext:value-type="float">
            <text:p>1693530399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99402" calcext:value-type="float">
            <text:p>1693530399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399502" calcext:value-type="float">
            <text:p>1693530399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399602" calcext:value-type="float">
            <text:p>1693530399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399702" calcext:value-type="float">
            <text:p>1693530399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399802" calcext:value-type="float">
            <text:p>1693530399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399902" calcext:value-type="float">
            <text:p>1693530399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00002" calcext:value-type="float">
            <text:p>1693530400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00102" calcext:value-type="float">
            <text:p>1693530400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00202" calcext:value-type="float">
            <text:p>1693530400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00302" calcext:value-type="float">
            <text:p>1693530400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00402" calcext:value-type="float">
            <text:p>1693530400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00502" calcext:value-type="float">
            <text:p>1693530400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00602" calcext:value-type="float">
            <text:p>1693530400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00702" calcext:value-type="float">
            <text:p>1693530400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00802" calcext:value-type="float">
            <text:p>1693530400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00902" calcext:value-type="float">
            <text:p>1693530400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01002" calcext:value-type="float">
            <text:p>1693530401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01102" calcext:value-type="float">
            <text:p>1693530401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01202" calcext:value-type="float">
            <text:p>1693530401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01302" calcext:value-type="float">
            <text:p>1693530401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01402" calcext:value-type="float">
            <text:p>1693530401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01502" calcext:value-type="float">
            <text:p>1693530401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01602" calcext:value-type="float">
            <text:p>1693530401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01702" calcext:value-type="float">
            <text:p>1693530401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01802" calcext:value-type="float">
            <text:p>1693530401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01902" calcext:value-type="float">
            <text:p>1693530401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02002" calcext:value-type="float">
            <text:p>1693530402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02102" calcext:value-type="float">
            <text:p>1693530402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02202" calcext:value-type="float">
            <text:p>1693530402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02302" calcext:value-type="float">
            <text:p>1693530402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02402" calcext:value-type="float">
            <text:p>1693530402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02502" calcext:value-type="float">
            <text:p>1693530402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02602" calcext:value-type="float">
            <text:p>1693530402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02702" calcext:value-type="float">
            <text:p>1693530402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02802" calcext:value-type="float">
            <text:p>1693530402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02902" calcext:value-type="float">
            <text:p>1693530402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03002" calcext:value-type="float">
            <text:p>1693530403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03102" calcext:value-type="float">
            <text:p>1693530403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03202" calcext:value-type="float">
            <text:p>1693530403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03302" calcext:value-type="float">
            <text:p>1693530403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03402" calcext:value-type="float">
            <text:p>1693530403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03502" calcext:value-type="float">
            <text:p>1693530403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03602" calcext:value-type="float">
            <text:p>1693530403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03702" calcext:value-type="float">
            <text:p>1693530403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03802" calcext:value-type="float">
            <text:p>1693530403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03902" calcext:value-type="float">
            <text:p>1693530403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04002" calcext:value-type="float">
            <text:p>1693530404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04102" calcext:value-type="float">
            <text:p>1693530404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04202" calcext:value-type="float">
            <text:p>1693530404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04302" calcext:value-type="float">
            <text:p>1693530404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04402" calcext:value-type="float">
            <text:p>1693530404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04502" calcext:value-type="float">
            <text:p>1693530404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04602" calcext:value-type="float">
            <text:p>1693530404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04702" calcext:value-type="float">
            <text:p>1693530404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04802" calcext:value-type="float">
            <text:p>1693530404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30404902" calcext:value-type="float">
            <text:p>1693530404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05002" calcext:value-type="float">
            <text:p>1693530405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05102" calcext:value-type="float">
            <text:p>1693530405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05202" calcext:value-type="float">
            <text:p>1693530405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05302" calcext:value-type="float">
            <text:p>1693530405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05402" calcext:value-type="float">
            <text:p>1693530405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405502" calcext:value-type="float">
            <text:p>1693530405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05602" calcext:value-type="float">
            <text:p>1693530405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05702" calcext:value-type="float">
            <text:p>1693530405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05802" calcext:value-type="float">
            <text:p>1693530405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405902" calcext:value-type="float">
            <text:p>1693530405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06002" calcext:value-type="float">
            <text:p>1693530406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06102" calcext:value-type="float">
            <text:p>1693530406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06202" calcext:value-type="float">
            <text:p>1693530406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06302" calcext:value-type="float">
            <text:p>1693530406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06402" calcext:value-type="float">
            <text:p>1693530406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06502" calcext:value-type="float">
            <text:p>1693530406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06602" calcext:value-type="float">
            <text:p>1693530406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06702" calcext:value-type="float">
            <text:p>1693530406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06802" calcext:value-type="float">
            <text:p>1693530406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06902" calcext:value-type="float">
            <text:p>1693530406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07002" calcext:value-type="float">
            <text:p>1693530407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07102" calcext:value-type="float">
            <text:p>1693530407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07202" calcext:value-type="float">
            <text:p>1693530407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07302" calcext:value-type="float">
            <text:p>1693530407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07402" calcext:value-type="float">
            <text:p>1693530407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07502" calcext:value-type="float">
            <text:p>1693530407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07602" calcext:value-type="float">
            <text:p>1693530407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07702" calcext:value-type="float">
            <text:p>1693530407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07803" calcext:value-type="float">
            <text:p>1693530407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07902" calcext:value-type="float">
            <text:p>1693530407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08002" calcext:value-type="float">
            <text:p>1693530408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08102" calcext:value-type="float">
            <text:p>1693530408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08202" calcext:value-type="float">
            <text:p>1693530408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08302" calcext:value-type="float">
            <text:p>1693530408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08402" calcext:value-type="float">
            <text:p>1693530408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08502" calcext:value-type="float">
            <text:p>1693530408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08602" calcext:value-type="float">
            <text:p>1693530408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08702" calcext:value-type="float">
            <text:p>1693530408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08802" calcext:value-type="float">
            <text:p>1693530408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08902" calcext:value-type="float">
            <text:p>1693530408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09002" calcext:value-type="float">
            <text:p>1693530409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09102" calcext:value-type="float">
            <text:p>1693530409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09202" calcext:value-type="float">
            <text:p>1693530409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09302" calcext:value-type="float">
            <text:p>1693530409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409402" calcext:value-type="float">
            <text:p>1693530409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09502" calcext:value-type="float">
            <text:p>1693530409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09602" calcext:value-type="float">
            <text:p>1693530409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09702" calcext:value-type="float">
            <text:p>1693530409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09802" calcext:value-type="float">
            <text:p>1693530409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09902" calcext:value-type="float">
            <text:p>1693530409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10002" calcext:value-type="float">
            <text:p>1693530410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30410102" calcext:value-type="float">
            <text:p>1693530410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10202" calcext:value-type="float">
            <text:p>1693530410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10302" calcext:value-type="float">
            <text:p>1693530410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10402" calcext:value-type="float">
            <text:p>1693530410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10502" calcext:value-type="float">
            <text:p>1693530410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10602" calcext:value-type="float">
            <text:p>1693530410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10702" calcext:value-type="float">
            <text:p>1693530410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10802" calcext:value-type="float">
            <text:p>1693530410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10902" calcext:value-type="float">
            <text:p>1693530410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11002" calcext:value-type="float">
            <text:p>1693530411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11102" calcext:value-type="float">
            <text:p>1693530411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11202" calcext:value-type="float">
            <text:p>1693530411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11302" calcext:value-type="float">
            <text:p>1693530411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11402" calcext:value-type="float">
            <text:p>1693530411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11502" calcext:value-type="float">
            <text:p>1693530411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11602" calcext:value-type="float">
            <text:p>1693530411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11702" calcext:value-type="float">
            <text:p>1693530411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11802" calcext:value-type="float">
            <text:p>1693530411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11902" calcext:value-type="float">
            <text:p>1693530411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12002" calcext:value-type="float">
            <text:p>1693530412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12102" calcext:value-type="float">
            <text:p>1693530412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12202" calcext:value-type="float">
            <text:p>1693530412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12302" calcext:value-type="float">
            <text:p>1693530412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12402" calcext:value-type="float">
            <text:p>1693530412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12502" calcext:value-type="float">
            <text:p>1693530412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12602" calcext:value-type="float">
            <text:p>1693530412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12702" calcext:value-type="float">
            <text:p>1693530412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12803" calcext:value-type="float">
            <text:p>1693530412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12902" calcext:value-type="float">
            <text:p>1693530412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13002" calcext:value-type="float">
            <text:p>1693530413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13102" calcext:value-type="float">
            <text:p>1693530413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13202" calcext:value-type="float">
            <text:p>1693530413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13302" calcext:value-type="float">
            <text:p>1693530413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13402" calcext:value-type="float">
            <text:p>1693530413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13502" calcext:value-type="float">
            <text:p>1693530413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13602" calcext:value-type="float">
            <text:p>1693530413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13702" calcext:value-type="float">
            <text:p>1693530413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13802" calcext:value-type="float">
            <text:p>1693530413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13902" calcext:value-type="float">
            <text:p>1693530413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14002" calcext:value-type="float">
            <text:p>1693530414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14102" calcext:value-type="float">
            <text:p>1693530414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14202" calcext:value-type="float">
            <text:p>1693530414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14302" calcext:value-type="float">
            <text:p>1693530414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14402" calcext:value-type="float">
            <text:p>1693530414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14502" calcext:value-type="float">
            <text:p>1693530414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14602" calcext:value-type="float">
            <text:p>1693530414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14702" calcext:value-type="float">
            <text:p>1693530414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14802" calcext:value-type="float">
            <text:p>1693530414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14902" calcext:value-type="float">
            <text:p>1693530414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15002" calcext:value-type="float">
            <text:p>1693530415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15102" calcext:value-type="float">
            <text:p>1693530415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15202" calcext:value-type="float">
            <text:p>1693530415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15302" calcext:value-type="float">
            <text:p>1693530415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15402" calcext:value-type="float">
            <text:p>1693530415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15502" calcext:value-type="float">
            <text:p>1693530415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15603" calcext:value-type="float">
            <text:p>1693530415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15702" calcext:value-type="float">
            <text:p>1693530415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15802" calcext:value-type="float">
            <text:p>1693530415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15902" calcext:value-type="float">
            <text:p>1693530415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16002" calcext:value-type="float">
            <text:p>1693530416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16102" calcext:value-type="float">
            <text:p>1693530416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16202" calcext:value-type="float">
            <text:p>1693530416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16302" calcext:value-type="float">
            <text:p>1693530416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416402" calcext:value-type="float">
            <text:p>1693530416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16502" calcext:value-type="float">
            <text:p>1693530416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16602" calcext:value-type="float">
            <text:p>1693530416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16702" calcext:value-type="float">
            <text:p>1693530416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16802" calcext:value-type="float">
            <text:p>1693530416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16902" calcext:value-type="float">
            <text:p>1693530416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17002" calcext:value-type="float">
            <text:p>1693530417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17102" calcext:value-type="float">
            <text:p>1693530417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17202" calcext:value-type="float">
            <text:p>1693530417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17303" calcext:value-type="float">
            <text:p>1693530417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17402" calcext:value-type="float">
            <text:p>1693530417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17502" calcext:value-type="float">
            <text:p>1693530417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17602" calcext:value-type="float">
            <text:p>1693530417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17702" calcext:value-type="float">
            <text:p>1693530417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17803" calcext:value-type="float">
            <text:p>1693530417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17902" calcext:value-type="float">
            <text:p>1693530417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18002" calcext:value-type="float">
            <text:p>1693530418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18102" calcext:value-type="float">
            <text:p>1693530418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18202" calcext:value-type="float">
            <text:p>1693530418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18302" calcext:value-type="float">
            <text:p>1693530418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18402" calcext:value-type="float">
            <text:p>1693530418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18502" calcext:value-type="float">
            <text:p>1693530418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18602" calcext:value-type="float">
            <text:p>1693530418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18702" calcext:value-type="float">
            <text:p>1693530418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18802" calcext:value-type="float">
            <text:p>1693530418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18902" calcext:value-type="float">
            <text:p>1693530418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19002" calcext:value-type="float">
            <text:p>1693530419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19102" calcext:value-type="float">
            <text:p>1693530419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19202" calcext:value-type="float">
            <text:p>1693530419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19302" calcext:value-type="float">
            <text:p>1693530419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19402" calcext:value-type="float">
            <text:p>1693530419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19502" calcext:value-type="float">
            <text:p>1693530419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19602" calcext:value-type="float">
            <text:p>1693530419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19702" calcext:value-type="float">
            <text:p>1693530419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19802" calcext:value-type="float">
            <text:p>1693530419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19902" calcext:value-type="float">
            <text:p>1693530419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20002" calcext:value-type="float">
            <text:p>1693530420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20102" calcext:value-type="float">
            <text:p>1693530420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20202" calcext:value-type="float">
            <text:p>1693530420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20302" calcext:value-type="float">
            <text:p>1693530420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20402" calcext:value-type="float">
            <text:p>1693530420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20502" calcext:value-type="float">
            <text:p>1693530420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0602" calcext:value-type="float">
            <text:p>1693530420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0702" calcext:value-type="float">
            <text:p>1693530420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20802" calcext:value-type="float">
            <text:p>1693530420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20902" calcext:value-type="float">
            <text:p>1693530420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21002" calcext:value-type="float">
            <text:p>1693530421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21102" calcext:value-type="float">
            <text:p>1693530421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21202" calcext:value-type="float">
            <text:p>1693530421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21302" calcext:value-type="float">
            <text:p>1693530421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21402" calcext:value-type="float">
            <text:p>1693530421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1502" calcext:value-type="float">
            <text:p>1693530421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21602" calcext:value-type="float">
            <text:p>1693530421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21702" calcext:value-type="float">
            <text:p>1693530421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21802" calcext:value-type="float">
            <text:p>1693530421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21902" calcext:value-type="float">
            <text:p>1693530421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22002" calcext:value-type="float">
            <text:p>1693530422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22102" calcext:value-type="float">
            <text:p>1693530422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2202" calcext:value-type="float">
            <text:p>1693530422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22302" calcext:value-type="float">
            <text:p>1693530422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22402" calcext:value-type="float">
            <text:p>1693530422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22502" calcext:value-type="float">
            <text:p>1693530422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30422602" calcext:value-type="float">
            <text:p>1693530422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22703" calcext:value-type="float">
            <text:p>1693530422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22803" calcext:value-type="float">
            <text:p>1693530422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22902" calcext:value-type="float">
            <text:p>1693530422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23002" calcext:value-type="float">
            <text:p>1693530423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23102" calcext:value-type="float">
            <text:p>1693530423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23202" calcext:value-type="float">
            <text:p>1693530423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23302" calcext:value-type="float">
            <text:p>1693530423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3402" calcext:value-type="float">
            <text:p>1693530423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23502" calcext:value-type="float">
            <text:p>1693530423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23602" calcext:value-type="float">
            <text:p>1693530423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23702" calcext:value-type="float">
            <text:p>1693530423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23802" calcext:value-type="float">
            <text:p>1693530423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23903" calcext:value-type="float">
            <text:p>1693530423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24002" calcext:value-type="float">
            <text:p>1693530424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24102" calcext:value-type="float">
            <text:p>1693530424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24203" calcext:value-type="float">
            <text:p>1693530424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24303" calcext:value-type="float">
            <text:p>1693530424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24403" calcext:value-type="float">
            <text:p>1693530424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24502" calcext:value-type="float">
            <text:p>1693530424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24602" calcext:value-type="float">
            <text:p>1693530424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24702" calcext:value-type="float">
            <text:p>1693530424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24802" calcext:value-type="float">
            <text:p>1693530424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4902" calcext:value-type="float">
            <text:p>1693530424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25002" calcext:value-type="float">
            <text:p>1693530425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5102" calcext:value-type="float">
            <text:p>1693530425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25202" calcext:value-type="float">
            <text:p>1693530425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25302" calcext:value-type="float">
            <text:p>1693530425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25402" calcext:value-type="float">
            <text:p>1693530425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25502" calcext:value-type="float">
            <text:p>1693530425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5602" calcext:value-type="float">
            <text:p>1693530425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25702" calcext:value-type="float">
            <text:p>16935304257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5802" calcext:value-type="float">
            <text:p>1693530425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25902" calcext:value-type="float">
            <text:p>16935304259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6002" calcext:value-type="float">
            <text:p>1693530426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26102" calcext:value-type="float">
            <text:p>1693530426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26203" calcext:value-type="float">
            <text:p>1693530426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26303" calcext:value-type="float">
            <text:p>1693530426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26403" calcext:value-type="float">
            <text:p>1693530426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6502" calcext:value-type="float">
            <text:p>1693530426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6603" calcext:value-type="float">
            <text:p>1693530426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26703" calcext:value-type="float">
            <text:p>1693530426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26802" calcext:value-type="float">
            <text:p>16935304268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6903" calcext:value-type="float">
            <text:p>1693530426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27002" calcext:value-type="float">
            <text:p>1693530427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427102" calcext:value-type="float">
            <text:p>1693530427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27202" calcext:value-type="float">
            <text:p>1693530427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27303" calcext:value-type="float">
            <text:p>1693530427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27402" calcext:value-type="float">
            <text:p>1693530427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7502" calcext:value-type="float">
            <text:p>16935304275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27602" calcext:value-type="float">
            <text:p>16935304276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27703" calcext:value-type="float">
            <text:p>1693530427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27803" calcext:value-type="float">
            <text:p>1693530427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7903" calcext:value-type="float">
            <text:p>1693530427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28003" calcext:value-type="float">
            <text:p>1693530428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28102" calcext:value-type="float">
            <text:p>1693530428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8203" calcext:value-type="float">
            <text:p>1693530428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8302" calcext:value-type="float">
            <text:p>1693530428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28403" calcext:value-type="float">
            <text:p>1693530428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28503" calcext:value-type="float">
            <text:p>1693530428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28603" calcext:value-type="float">
            <text:p>1693530428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28703" calcext:value-type="float">
            <text:p>1693530428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28803" calcext:value-type="float">
            <text:p>1693530428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28903" calcext:value-type="float">
            <text:p>1693530428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29002" calcext:value-type="float">
            <text:p>16935304290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9102" calcext:value-type="float">
            <text:p>16935304291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29202" calcext:value-type="float">
            <text:p>16935304292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29302" calcext:value-type="float">
            <text:p>16935304293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9402" calcext:value-type="float">
            <text:p>1693530429402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29503" calcext:value-type="float">
            <text:p>1693530429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29603" calcext:value-type="float">
            <text:p>1693530429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29703" calcext:value-type="float">
            <text:p>1693530429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29803" calcext:value-type="float">
            <text:p>1693530429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29903" calcext:value-type="float">
            <text:p>1693530429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30003" calcext:value-type="float">
            <text:p>1693530430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30103" calcext:value-type="float">
            <text:p>1693530430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0203" calcext:value-type="float">
            <text:p>1693530430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30303" calcext:value-type="float">
            <text:p>1693530430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0403" calcext:value-type="float">
            <text:p>1693530430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30503" calcext:value-type="float">
            <text:p>1693530430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30603" calcext:value-type="float">
            <text:p>1693530430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0703" calcext:value-type="float">
            <text:p>1693530430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0803" calcext:value-type="float">
            <text:p>1693530430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30903" calcext:value-type="float">
            <text:p>1693530430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31003" calcext:value-type="float">
            <text:p>1693530431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1103" calcext:value-type="float">
            <text:p>1693530431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31203" calcext:value-type="float">
            <text:p>1693530431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1303" calcext:value-type="float">
            <text:p>1693530431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31403" calcext:value-type="float">
            <text:p>1693530431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31503" calcext:value-type="float">
            <text:p>1693530431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431603" calcext:value-type="float">
            <text:p>1693530431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31703" calcext:value-type="float">
            <text:p>1693530431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1803" calcext:value-type="float">
            <text:p>1693530431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1903" calcext:value-type="float">
            <text:p>1693530431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32003" calcext:value-type="float">
            <text:p>1693530432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32103" calcext:value-type="float">
            <text:p>1693530432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32203" calcext:value-type="float">
            <text:p>1693530432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2303" calcext:value-type="float">
            <text:p>1693530432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32403" calcext:value-type="float">
            <text:p>1693530432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32503" calcext:value-type="float">
            <text:p>1693530432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2603" calcext:value-type="float">
            <text:p>1693530432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32703" calcext:value-type="float">
            <text:p>1693530432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32803" calcext:value-type="float">
            <text:p>1693530432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432903" calcext:value-type="float">
            <text:p>1693530432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33003" calcext:value-type="float">
            <text:p>1693530433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3103" calcext:value-type="float">
            <text:p>1693530433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3203" calcext:value-type="float">
            <text:p>1693530433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33303" calcext:value-type="float">
            <text:p>1693530433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33403" calcext:value-type="float">
            <text:p>1693530433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3503" calcext:value-type="float">
            <text:p>1693530433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3603" calcext:value-type="float">
            <text:p>1693530433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433703" calcext:value-type="float">
            <text:p>1693530433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33803" calcext:value-type="float">
            <text:p>1693530433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33903" calcext:value-type="float">
            <text:p>1693530433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4003" calcext:value-type="float">
            <text:p>1693530434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34103" calcext:value-type="float">
            <text:p>1693530434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34203" calcext:value-type="float">
            <text:p>1693530434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34303" calcext:value-type="float">
            <text:p>1693530434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34403" calcext:value-type="float">
            <text:p>1693530434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4" calcext:value-type="float">
            <text:p>6,84</text:p>
          </table:table-cell>
          <table:table-cell office:value-type="float" office:value="1693530434503" calcext:value-type="float">
            <text:p>1693530434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34603" calcext:value-type="float">
            <text:p>1693530434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34703" calcext:value-type="float">
            <text:p>1693530434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34803" calcext:value-type="float">
            <text:p>1693530434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34903" calcext:value-type="float">
            <text:p>1693530434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5003" calcext:value-type="float">
            <text:p>1693530435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35103" calcext:value-type="float">
            <text:p>1693530435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5203" calcext:value-type="float">
            <text:p>1693530435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35303" calcext:value-type="float">
            <text:p>1693530435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5403" calcext:value-type="float">
            <text:p>1693530435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5503" calcext:value-type="float">
            <text:p>1693530435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5603" calcext:value-type="float">
            <text:p>1693530435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5703" calcext:value-type="float">
            <text:p>1693530435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35803" calcext:value-type="float">
            <text:p>1693530435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35903" calcext:value-type="float">
            <text:p>1693530435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6003" calcext:value-type="float">
            <text:p>1693530436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6103" calcext:value-type="float">
            <text:p>1693530436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36203" calcext:value-type="float">
            <text:p>1693530436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6303" calcext:value-type="float">
            <text:p>1693530436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6403" calcext:value-type="float">
            <text:p>1693530436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36503" calcext:value-type="float">
            <text:p>1693530436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36603" calcext:value-type="float">
            <text:p>1693530436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6703" calcext:value-type="float">
            <text:p>1693530436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6803" calcext:value-type="float">
            <text:p>1693530436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36903" calcext:value-type="float">
            <text:p>1693530436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37003" calcext:value-type="float">
            <text:p>1693530437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37103" calcext:value-type="float">
            <text:p>1693530437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437203" calcext:value-type="float">
            <text:p>1693530437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7303" calcext:value-type="float">
            <text:p>1693530437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37403" calcext:value-type="float">
            <text:p>1693530437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37503" calcext:value-type="float">
            <text:p>1693530437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7603" calcext:value-type="float">
            <text:p>1693530437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7703" calcext:value-type="float">
            <text:p>1693530437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37803" calcext:value-type="float">
            <text:p>1693530437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30437903" calcext:value-type="float">
            <text:p>1693530437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438003" calcext:value-type="float">
            <text:p>1693530438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8103" calcext:value-type="float">
            <text:p>1693530438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38203" calcext:value-type="float">
            <text:p>1693530438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8303" calcext:value-type="float">
            <text:p>1693530438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38403" calcext:value-type="float">
            <text:p>1693530438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38503" calcext:value-type="float">
            <text:p>1693530438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38603" calcext:value-type="float">
            <text:p>1693530438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38703" calcext:value-type="float">
            <text:p>1693530438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38803" calcext:value-type="float">
            <text:p>1693530438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38903" calcext:value-type="float">
            <text:p>1693530438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39003" calcext:value-type="float">
            <text:p>1693530439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39103" calcext:value-type="float">
            <text:p>1693530439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39203" calcext:value-type="float">
            <text:p>1693530439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39303" calcext:value-type="float">
            <text:p>1693530439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39403" calcext:value-type="float">
            <text:p>1693530439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39503" calcext:value-type="float">
            <text:p>1693530439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39603" calcext:value-type="float">
            <text:p>1693530439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39703" calcext:value-type="float">
            <text:p>1693530439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39803" calcext:value-type="float">
            <text:p>1693530439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39903" calcext:value-type="float">
            <text:p>1693530439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40003" calcext:value-type="float">
            <text:p>1693530440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40103" calcext:value-type="float">
            <text:p>1693530440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40203" calcext:value-type="float">
            <text:p>1693530440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40303" calcext:value-type="float">
            <text:p>1693530440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40403" calcext:value-type="float">
            <text:p>1693530440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40503" calcext:value-type="float">
            <text:p>1693530440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40603" calcext:value-type="float">
            <text:p>1693530440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40703" calcext:value-type="float">
            <text:p>1693530440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40803" calcext:value-type="float">
            <text:p>1693530440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40903" calcext:value-type="float">
            <text:p>1693530440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41003" calcext:value-type="float">
            <text:p>1693530441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41103" calcext:value-type="float">
            <text:p>1693530441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41203" calcext:value-type="float">
            <text:p>1693530441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41303" calcext:value-type="float">
            <text:p>1693530441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41403" calcext:value-type="float">
            <text:p>1693530441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41503" calcext:value-type="float">
            <text:p>1693530441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41603" calcext:value-type="float">
            <text:p>1693530441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41703" calcext:value-type="float">
            <text:p>1693530441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41803" calcext:value-type="float">
            <text:p>1693530441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41903" calcext:value-type="float">
            <text:p>1693530441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42003" calcext:value-type="float">
            <text:p>1693530442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42103" calcext:value-type="float">
            <text:p>1693530442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42203" calcext:value-type="float">
            <text:p>1693530442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30442303" calcext:value-type="float">
            <text:p>1693530442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42403" calcext:value-type="float">
            <text:p>1693530442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42503" calcext:value-type="float">
            <text:p>1693530442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42603" calcext:value-type="float">
            <text:p>1693530442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42703" calcext:value-type="float">
            <text:p>1693530442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42803" calcext:value-type="float">
            <text:p>1693530442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42903" calcext:value-type="float">
            <text:p>1693530442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43003" calcext:value-type="float">
            <text:p>1693530443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43103" calcext:value-type="float">
            <text:p>1693530443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43203" calcext:value-type="float">
            <text:p>1693530443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43303" calcext:value-type="float">
            <text:p>1693530443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43403" calcext:value-type="float">
            <text:p>1693530443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43503" calcext:value-type="float">
            <text:p>1693530443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43603" calcext:value-type="float">
            <text:p>1693530443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43703" calcext:value-type="float">
            <text:p>1693530443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43803" calcext:value-type="float">
            <text:p>1693530443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43903" calcext:value-type="float">
            <text:p>1693530443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44003" calcext:value-type="float">
            <text:p>1693530444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44103" calcext:value-type="float">
            <text:p>1693530444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44203" calcext:value-type="float">
            <text:p>1693530444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44303" calcext:value-type="float">
            <text:p>1693530444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44403" calcext:value-type="float">
            <text:p>1693530444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44503" calcext:value-type="float">
            <text:p>1693530444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44603" calcext:value-type="float">
            <text:p>1693530444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44703" calcext:value-type="float">
            <text:p>1693530444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44803" calcext:value-type="float">
            <text:p>1693530444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44903" calcext:value-type="float">
            <text:p>1693530444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45003" calcext:value-type="float">
            <text:p>1693530445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45103" calcext:value-type="float">
            <text:p>1693530445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45203" calcext:value-type="float">
            <text:p>1693530445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45303" calcext:value-type="float">
            <text:p>1693530445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45403" calcext:value-type="float">
            <text:p>1693530445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45503" calcext:value-type="float">
            <text:p>1693530445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45603" calcext:value-type="float">
            <text:p>1693530445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45703" calcext:value-type="float">
            <text:p>1693530445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45803" calcext:value-type="float">
            <text:p>1693530445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45903" calcext:value-type="float">
            <text:p>1693530445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46003" calcext:value-type="float">
            <text:p>1693530446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30446103" calcext:value-type="float">
            <text:p>1693530446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46203" calcext:value-type="float">
            <text:p>1693530446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46303" calcext:value-type="float">
            <text:p>1693530446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46403" calcext:value-type="float">
            <text:p>1693530446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46503" calcext:value-type="float">
            <text:p>1693530446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46603" calcext:value-type="float">
            <text:p>1693530446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46703" calcext:value-type="float">
            <text:p>1693530446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46803" calcext:value-type="float">
            <text:p>1693530446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46903" calcext:value-type="float">
            <text:p>1693530446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47003" calcext:value-type="float">
            <text:p>1693530447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47103" calcext:value-type="float">
            <text:p>1693530447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47203" calcext:value-type="float">
            <text:p>1693530447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47303" calcext:value-type="float">
            <text:p>1693530447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47403" calcext:value-type="float">
            <text:p>1693530447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47503" calcext:value-type="float">
            <text:p>1693530447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47603" calcext:value-type="float">
            <text:p>1693530447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47703" calcext:value-type="float">
            <text:p>1693530447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47803" calcext:value-type="float">
            <text:p>1693530447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47903" calcext:value-type="float">
            <text:p>1693530447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48003" calcext:value-type="float">
            <text:p>1693530448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48103" calcext:value-type="float">
            <text:p>1693530448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48203" calcext:value-type="float">
            <text:p>1693530448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48303" calcext:value-type="float">
            <text:p>1693530448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48403" calcext:value-type="float">
            <text:p>1693530448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48503" calcext:value-type="float">
            <text:p>1693530448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48603" calcext:value-type="float">
            <text:p>1693530448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48703" calcext:value-type="float">
            <text:p>1693530448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48803" calcext:value-type="float">
            <text:p>1693530448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48903" calcext:value-type="float">
            <text:p>1693530448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49003" calcext:value-type="float">
            <text:p>1693530449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49103" calcext:value-type="float">
            <text:p>1693530449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49203" calcext:value-type="float">
            <text:p>1693530449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49303" calcext:value-type="float">
            <text:p>1693530449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49403" calcext:value-type="float">
            <text:p>1693530449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49503" calcext:value-type="float">
            <text:p>1693530449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49603" calcext:value-type="float">
            <text:p>1693530449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49703" calcext:value-type="float">
            <text:p>1693530449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49803" calcext:value-type="float">
            <text:p>1693530449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49903" calcext:value-type="float">
            <text:p>1693530449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50003" calcext:value-type="float">
            <text:p>1693530450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50103" calcext:value-type="float">
            <text:p>1693530450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50203" calcext:value-type="float">
            <text:p>1693530450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0303" calcext:value-type="float">
            <text:p>1693530450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50403" calcext:value-type="float">
            <text:p>1693530450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50503" calcext:value-type="float">
            <text:p>1693530450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0603" calcext:value-type="float">
            <text:p>1693530450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50703" calcext:value-type="float">
            <text:p>1693530450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50803" calcext:value-type="float">
            <text:p>1693530450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450903" calcext:value-type="float">
            <text:p>1693530450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51003" calcext:value-type="float">
            <text:p>1693530451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1103" calcext:value-type="float">
            <text:p>1693530451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51203" calcext:value-type="float">
            <text:p>1693530451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51303" calcext:value-type="float">
            <text:p>1693530451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51403" calcext:value-type="float">
            <text:p>1693530451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1503" calcext:value-type="float">
            <text:p>1693530451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1603" calcext:value-type="float">
            <text:p>1693530451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51703" calcext:value-type="float">
            <text:p>1693530451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1803" calcext:value-type="float">
            <text:p>1693530451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51903" calcext:value-type="float">
            <text:p>1693530451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2003" calcext:value-type="float">
            <text:p>1693530452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52103" calcext:value-type="float">
            <text:p>1693530452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52203" calcext:value-type="float">
            <text:p>1693530452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2303" calcext:value-type="float">
            <text:p>1693530452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2403" calcext:value-type="float">
            <text:p>1693530452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52503" calcext:value-type="float">
            <text:p>1693530452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452603" calcext:value-type="float">
            <text:p>1693530452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2703" calcext:value-type="float">
            <text:p>1693530452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52803" calcext:value-type="float">
            <text:p>1693530452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52903" calcext:value-type="float">
            <text:p>1693530452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53003" calcext:value-type="float">
            <text:p>1693530453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53103" calcext:value-type="float">
            <text:p>1693530453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3203" calcext:value-type="float">
            <text:p>1693530453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3303" calcext:value-type="float">
            <text:p>1693530453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53403" calcext:value-type="float">
            <text:p>1693530453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453503" calcext:value-type="float">
            <text:p>1693530453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3603" calcext:value-type="float">
            <text:p>1693530453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53703" calcext:value-type="float">
            <text:p>1693530453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3803" calcext:value-type="float">
            <text:p>1693530453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53903" calcext:value-type="float">
            <text:p>1693530453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4003" calcext:value-type="float">
            <text:p>1693530454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54103" calcext:value-type="float">
            <text:p>1693530454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54203" calcext:value-type="float">
            <text:p>1693530454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54303" calcext:value-type="float">
            <text:p>1693530454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54403" calcext:value-type="float">
            <text:p>1693530454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4503" calcext:value-type="float">
            <text:p>1693530454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54603" calcext:value-type="float">
            <text:p>1693530454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4703" calcext:value-type="float">
            <text:p>1693530454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4803" calcext:value-type="float">
            <text:p>1693530454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4903" calcext:value-type="float">
            <text:p>1693530454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55003" calcext:value-type="float">
            <text:p>1693530455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55103" calcext:value-type="float">
            <text:p>1693530455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55203" calcext:value-type="float">
            <text:p>1693530455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55303" calcext:value-type="float">
            <text:p>1693530455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55403" calcext:value-type="float">
            <text:p>1693530455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55503" calcext:value-type="float">
            <text:p>1693530455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55603" calcext:value-type="float">
            <text:p>1693530455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455703" calcext:value-type="float">
            <text:p>1693530455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55803" calcext:value-type="float">
            <text:p>1693530455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55903" calcext:value-type="float">
            <text:p>1693530455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56003" calcext:value-type="float">
            <text:p>1693530456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6103" calcext:value-type="float">
            <text:p>1693530456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56203" calcext:value-type="float">
            <text:p>1693530456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56303" calcext:value-type="float">
            <text:p>1693530456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56403" calcext:value-type="float">
            <text:p>1693530456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6503" calcext:value-type="float">
            <text:p>1693530456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6603" calcext:value-type="float">
            <text:p>1693530456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56703" calcext:value-type="float">
            <text:p>1693530456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6803" calcext:value-type="float">
            <text:p>1693530456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56903" calcext:value-type="float">
            <text:p>1693530456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7003" calcext:value-type="float">
            <text:p>1693530457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57103" calcext:value-type="float">
            <text:p>1693530457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57203" calcext:value-type="float">
            <text:p>1693530457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7303" calcext:value-type="float">
            <text:p>1693530457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7403" calcext:value-type="float">
            <text:p>1693530457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57503" calcext:value-type="float">
            <text:p>1693530457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7603" calcext:value-type="float">
            <text:p>1693530457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57703" calcext:value-type="float">
            <text:p>1693530457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7803" calcext:value-type="float">
            <text:p>1693530457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7903" calcext:value-type="float">
            <text:p>1693530457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58003" calcext:value-type="float">
            <text:p>1693530458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58103" calcext:value-type="float">
            <text:p>1693530458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58203" calcext:value-type="float">
            <text:p>1693530458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58303" calcext:value-type="float">
            <text:p>1693530458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58403" calcext:value-type="float">
            <text:p>1693530458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58503" calcext:value-type="float">
            <text:p>1693530458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8603" calcext:value-type="float">
            <text:p>1693530458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58703" calcext:value-type="float">
            <text:p>1693530458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58803" calcext:value-type="float">
            <text:p>1693530458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8903" calcext:value-type="float">
            <text:p>1693530458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9003" calcext:value-type="float">
            <text:p>1693530459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59103" calcext:value-type="float">
            <text:p>1693530459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9203" calcext:value-type="float">
            <text:p>1693530459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59303" calcext:value-type="float">
            <text:p>1693530459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9403" calcext:value-type="float">
            <text:p>1693530459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30459503" calcext:value-type="float">
            <text:p>1693530459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59603" calcext:value-type="float">
            <text:p>1693530459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9703" calcext:value-type="float">
            <text:p>1693530459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59803" calcext:value-type="float">
            <text:p>1693530459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59903" calcext:value-type="float">
            <text:p>1693530459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60003" calcext:value-type="float">
            <text:p>1693530460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60103" calcext:value-type="float">
            <text:p>1693530460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60203" calcext:value-type="float">
            <text:p>1693530460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30460303" calcext:value-type="float">
            <text:p>1693530460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460403" calcext:value-type="float">
            <text:p>1693530460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60503" calcext:value-type="float">
            <text:p>1693530460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60603" calcext:value-type="float">
            <text:p>1693530460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60703" calcext:value-type="float">
            <text:p>1693530460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60803" calcext:value-type="float">
            <text:p>1693530460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60903" calcext:value-type="float">
            <text:p>1693530460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61103" calcext:value-type="float">
            <text:p>1693530461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61203" calcext:value-type="float">
            <text:p>1693530461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61303" calcext:value-type="float">
            <text:p>1693530461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61403" calcext:value-type="float">
            <text:p>1693530461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461503" calcext:value-type="float">
            <text:p>1693530461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61603" calcext:value-type="float">
            <text:p>1693530461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61703" calcext:value-type="float">
            <text:p>1693530461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61803" calcext:value-type="float">
            <text:p>1693530461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61903" calcext:value-type="float">
            <text:p>1693530461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62003" calcext:value-type="float">
            <text:p>1693530462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62103" calcext:value-type="float">
            <text:p>1693530462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62203" calcext:value-type="float">
            <text:p>1693530462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62303" calcext:value-type="float">
            <text:p>1693530462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62403" calcext:value-type="float">
            <text:p>1693530462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62503" calcext:value-type="float">
            <text:p>1693530462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62603" calcext:value-type="float">
            <text:p>1693530462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62703" calcext:value-type="float">
            <text:p>1693530462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62803" calcext:value-type="float">
            <text:p>1693530462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62903" calcext:value-type="float">
            <text:p>1693530462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63003" calcext:value-type="float">
            <text:p>1693530463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63103" calcext:value-type="float">
            <text:p>1693530463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63203" calcext:value-type="float">
            <text:p>1693530463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63303" calcext:value-type="float">
            <text:p>1693530463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63403" calcext:value-type="float">
            <text:p>1693530463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63503" calcext:value-type="float">
            <text:p>1693530463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63603" calcext:value-type="float">
            <text:p>1693530463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63703" calcext:value-type="float">
            <text:p>1693530463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63803" calcext:value-type="float">
            <text:p>1693530463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63903" calcext:value-type="float">
            <text:p>1693530463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64003" calcext:value-type="float">
            <text:p>1693530464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64103" calcext:value-type="float">
            <text:p>1693530464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64203" calcext:value-type="float">
            <text:p>1693530464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64303" calcext:value-type="float">
            <text:p>1693530464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30464404" calcext:value-type="float">
            <text:p>169353046440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64503" calcext:value-type="float">
            <text:p>1693530464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464604" calcext:value-type="float">
            <text:p>169353046460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64703" calcext:value-type="float">
            <text:p>1693530464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64803" calcext:value-type="float">
            <text:p>1693530464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64903" calcext:value-type="float">
            <text:p>1693530464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65003" calcext:value-type="float">
            <text:p>1693530465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65103" calcext:value-type="float">
            <text:p>1693530465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65203" calcext:value-type="float">
            <text:p>1693530465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65303" calcext:value-type="float">
            <text:p>1693530465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65403" calcext:value-type="float">
            <text:p>1693530465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65503" calcext:value-type="float">
            <text:p>1693530465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65603" calcext:value-type="float">
            <text:p>1693530465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65703" calcext:value-type="float">
            <text:p>1693530465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65803" calcext:value-type="float">
            <text:p>1693530465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65903" calcext:value-type="float">
            <text:p>1693530465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66003" calcext:value-type="float">
            <text:p>1693530466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66103" calcext:value-type="float">
            <text:p>1693530466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66203" calcext:value-type="float">
            <text:p>1693530466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66303" calcext:value-type="float">
            <text:p>1693530466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66403" calcext:value-type="float">
            <text:p>1693530466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66503" calcext:value-type="float">
            <text:p>1693530466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66603" calcext:value-type="float">
            <text:p>1693530466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66703" calcext:value-type="float">
            <text:p>1693530466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66803" calcext:value-type="float">
            <text:p>1693530466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66903" calcext:value-type="float">
            <text:p>1693530466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67003" calcext:value-type="float">
            <text:p>1693530467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67103" calcext:value-type="float">
            <text:p>1693530467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67203" calcext:value-type="float">
            <text:p>1693530467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67303" calcext:value-type="float">
            <text:p>1693530467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67403" calcext:value-type="float">
            <text:p>1693530467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67503" calcext:value-type="float">
            <text:p>1693530467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67603" calcext:value-type="float">
            <text:p>1693530467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67703" calcext:value-type="float">
            <text:p>1693530467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67803" calcext:value-type="float">
            <text:p>1693530467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67903" calcext:value-type="float">
            <text:p>1693530467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68003" calcext:value-type="float">
            <text:p>1693530468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68103" calcext:value-type="float">
            <text:p>1693530468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68203" calcext:value-type="float">
            <text:p>1693530468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68303" calcext:value-type="float">
            <text:p>1693530468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68403" calcext:value-type="float">
            <text:p>1693530468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68503" calcext:value-type="float">
            <text:p>1693530468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68603" calcext:value-type="float">
            <text:p>1693530468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68703" calcext:value-type="float">
            <text:p>1693530468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68803" calcext:value-type="float">
            <text:p>1693530468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68903" calcext:value-type="float">
            <text:p>1693530468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69003" calcext:value-type="float">
            <text:p>1693530469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69103" calcext:value-type="float">
            <text:p>1693530469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69203" calcext:value-type="float">
            <text:p>1693530469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69303" calcext:value-type="float">
            <text:p>1693530469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69403" calcext:value-type="float">
            <text:p>1693530469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69504" calcext:value-type="float">
            <text:p>169353046950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69603" calcext:value-type="float">
            <text:p>1693530469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69703" calcext:value-type="float">
            <text:p>1693530469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69803" calcext:value-type="float">
            <text:p>1693530469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30469903" calcext:value-type="float">
            <text:p>1693530469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70003" calcext:value-type="float">
            <text:p>1693530470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70103" calcext:value-type="float">
            <text:p>1693530470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70203" calcext:value-type="float">
            <text:p>1693530470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70303" calcext:value-type="float">
            <text:p>1693530470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70403" calcext:value-type="float">
            <text:p>1693530470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70503" calcext:value-type="float">
            <text:p>1693530470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70603" calcext:value-type="float">
            <text:p>1693530470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70703" calcext:value-type="float">
            <text:p>1693530470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70803" calcext:value-type="float">
            <text:p>1693530470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70903" calcext:value-type="float">
            <text:p>1693530470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71003" calcext:value-type="float">
            <text:p>1693530471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71103" calcext:value-type="float">
            <text:p>1693530471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71203" calcext:value-type="float">
            <text:p>1693530471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71303" calcext:value-type="float">
            <text:p>1693530471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71403" calcext:value-type="float">
            <text:p>1693530471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71503" calcext:value-type="float">
            <text:p>1693530471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71603" calcext:value-type="float">
            <text:p>1693530471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71703" calcext:value-type="float">
            <text:p>1693530471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71803" calcext:value-type="float">
            <text:p>1693530471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71903" calcext:value-type="float">
            <text:p>1693530471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72003" calcext:value-type="float">
            <text:p>1693530472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72103" calcext:value-type="float">
            <text:p>1693530472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72203" calcext:value-type="float">
            <text:p>1693530472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72303" calcext:value-type="float">
            <text:p>1693530472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72403" calcext:value-type="float">
            <text:p>1693530472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72503" calcext:value-type="float">
            <text:p>1693530472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72603" calcext:value-type="float">
            <text:p>1693530472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72703" calcext:value-type="float">
            <text:p>1693530472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72803" calcext:value-type="float">
            <text:p>1693530472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72903" calcext:value-type="float">
            <text:p>1693530472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73003" calcext:value-type="float">
            <text:p>1693530473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73103" calcext:value-type="float">
            <text:p>1693530473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73203" calcext:value-type="float">
            <text:p>1693530473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73303" calcext:value-type="float">
            <text:p>1693530473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73403" calcext:value-type="float">
            <text:p>1693530473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73503" calcext:value-type="float">
            <text:p>1693530473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73603" calcext:value-type="float">
            <text:p>1693530473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73703" calcext:value-type="float">
            <text:p>1693530473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73803" calcext:value-type="float">
            <text:p>1693530473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73903" calcext:value-type="float">
            <text:p>1693530473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74003" calcext:value-type="float">
            <text:p>1693530474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74103" calcext:value-type="float">
            <text:p>1693530474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74203" calcext:value-type="float">
            <text:p>1693530474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74303" calcext:value-type="float">
            <text:p>1693530474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74403" calcext:value-type="float">
            <text:p>1693530474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74503" calcext:value-type="float">
            <text:p>1693530474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74603" calcext:value-type="float">
            <text:p>1693530474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74703" calcext:value-type="float">
            <text:p>1693530474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74803" calcext:value-type="float">
            <text:p>1693530474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74903" calcext:value-type="float">
            <text:p>1693530474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75003" calcext:value-type="float">
            <text:p>1693530475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75103" calcext:value-type="float">
            <text:p>1693530475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75203" calcext:value-type="float">
            <text:p>1693530475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30475303" calcext:value-type="float">
            <text:p>1693530475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75403" calcext:value-type="float">
            <text:p>1693530475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75503" calcext:value-type="float">
            <text:p>1693530475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75603" calcext:value-type="float">
            <text:p>1693530475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75703" calcext:value-type="float">
            <text:p>1693530475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75803" calcext:value-type="float">
            <text:p>1693530475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75903" calcext:value-type="float">
            <text:p>1693530475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76003" calcext:value-type="float">
            <text:p>1693530476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76103" calcext:value-type="float">
            <text:p>1693530476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30476203" calcext:value-type="float">
            <text:p>1693530476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76303" calcext:value-type="float">
            <text:p>1693530476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76403" calcext:value-type="float">
            <text:p>1693530476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76503" calcext:value-type="float">
            <text:p>1693530476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76603" calcext:value-type="float">
            <text:p>1693530476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76703" calcext:value-type="float">
            <text:p>1693530476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76803" calcext:value-type="float">
            <text:p>1693530476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76903" calcext:value-type="float">
            <text:p>1693530476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77003" calcext:value-type="float">
            <text:p>1693530477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77103" calcext:value-type="float">
            <text:p>1693530477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77203" calcext:value-type="float">
            <text:p>1693530477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77303" calcext:value-type="float">
            <text:p>1693530477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77403" calcext:value-type="float">
            <text:p>1693530477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77503" calcext:value-type="float">
            <text:p>1693530477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77603" calcext:value-type="float">
            <text:p>1693530477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77703" calcext:value-type="float">
            <text:p>1693530477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77804" calcext:value-type="float">
            <text:p>169353047780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77903" calcext:value-type="float">
            <text:p>1693530477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78003" calcext:value-type="float">
            <text:p>1693530478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78103" calcext:value-type="float">
            <text:p>1693530478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78203" calcext:value-type="float">
            <text:p>1693530478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78303" calcext:value-type="float">
            <text:p>1693530478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78403" calcext:value-type="float">
            <text:p>1693530478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478503" calcext:value-type="float">
            <text:p>1693530478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78603" calcext:value-type="float">
            <text:p>1693530478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78704" calcext:value-type="float">
            <text:p>1693530478704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78803" calcext:value-type="float">
            <text:p>1693530478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78903" calcext:value-type="float">
            <text:p>1693530478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479003" calcext:value-type="float">
            <text:p>1693530479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79103" calcext:value-type="float">
            <text:p>1693530479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79203" calcext:value-type="float">
            <text:p>1693530479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479303" calcext:value-type="float">
            <text:p>1693530479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479403" calcext:value-type="float">
            <text:p>1693530479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479503" calcext:value-type="float">
            <text:p>1693530479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6" calcext:value-type="float">
            <text:p>7,06</text:p>
          </table:table-cell>
          <table:table-cell office:value-type="float" office:value="1693530479603" calcext:value-type="float">
            <text:p>1693530479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479703" calcext:value-type="float">
            <text:p>1693530479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3" calcext:value-type="float">
            <text:p>6,83</text:p>
          </table:table-cell>
          <table:table-cell office:value-type="float" office:value="1693530479803" calcext:value-type="float">
            <text:p>1693530479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79903" calcext:value-type="float">
            <text:p>1693530479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80003" calcext:value-type="float">
            <text:p>1693530480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30480103" calcext:value-type="float">
            <text:p>1693530480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30480203" calcext:value-type="float">
            <text:p>1693530480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480303" calcext:value-type="float">
            <text:p>1693530480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80403" calcext:value-type="float">
            <text:p>1693530480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480503" calcext:value-type="float">
            <text:p>1693530480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80603" calcext:value-type="float">
            <text:p>1693530480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80703" calcext:value-type="float">
            <text:p>1693530480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480803" calcext:value-type="float">
            <text:p>1693530480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480903" calcext:value-type="float">
            <text:p>1693530480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81003" calcext:value-type="float">
            <text:p>16935304810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481103" calcext:value-type="float">
            <text:p>16935304811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81203" calcext:value-type="float">
            <text:p>16935304812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81303" calcext:value-type="float">
            <text:p>16935304813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81403" calcext:value-type="float">
            <text:p>16935304814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481503" calcext:value-type="float">
            <text:p>16935304815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481603" calcext:value-type="float">
            <text:p>16935304816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481703" calcext:value-type="float">
            <text:p>16935304817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481803" calcext:value-type="float">
            <text:p>16935304818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481903" calcext:value-type="float">
            <text:p>1693530481903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482003" calcext:value-type="float">
            <text:p>1693530482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9T19:29:38.680519464</dc:date>
    <meta:editing-duration>PT36S</meta:editing-duration>
    <meta:editing-cycles>1</meta:editing-cycles>
    <meta:document-statistic meta:table-count="1" meta:cell-count="374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8.996cm" xlink:href=".." xlink:type="simple" chart:class="chart:line" chart:style-name="ch1">
        <chart:legend chart:legend-position="end" svg:x="14.278cm" svg:y="4.199cm" style:legend-expansion="high" chart:style-name="ch2"/>
        <chart:plot-area chart:style-name="ch3" table:cell-range-address="exp4p3.B1:exp4p3.B1248" chart:data-source-has-labels="row" svg:x="0.32cm" svg:y="0.179cm" svg:width="13.638cm" svg:height="8.638cm">
          <chartooo:coordinate-region svg:x="1.047cm" svg:y="0.179cm" svg:width="12.911cm" svg:height="7.3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4p3.B2:exp4p3.B1248" chart:label-cell-address="exp4p3.B1:exp4p3.B1" chart:class="chart:line">
            <chart:data-point chart:repeated="12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e</text:p>
                <draw:g>
                  <svg:desc>exp4p3.B1:exp4p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91">
                <text:p>6.91</text:p>
                <draw:g>
                  <svg:desc>exp4p3.B2:exp4p3.B1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.88">
                <text:p>6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